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12ade" officeooo:paragraph-rsid="00012ad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3c8c1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indent="0.635cm" style:auto-text-indent="false"/>
    </style:style>
    <style:style style:name="P6" style:family="paragraph" style:parent-style-name="Standard">
      <style:paragraph-properties fo:margin-left="0cm" fo:margin-right="0cm" fo:text-indent="0.635cm" style:auto-text-indent="false"/>
      <style:text-properties officeooo:paragraph-rsid="0003c8c1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fo:font-weight="bold" officeooo:paragraph-rsid="0003c8c1" style:font-weight-asian="bold" style:font-weight-complex="bold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fo:font-weight="normal" officeooo:rsid="0013c4af" officeooo:paragraph-rsid="0013c4af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.635cm" style:auto-text-indent="false"/>
      <style:text-properties fo:color="#000000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fo:color="#c9211e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paragraph-rsid="00144330"/>
    </style:style>
    <style:style style:name="P15" style:family="paragraph" style:parent-style-name="Standard">
      <style:text-properties style:font-name="Cambria Math"/>
    </style:style>
    <style:style style:name="P16" style:family="paragraph" style:parent-style-name="Standard">
      <style:paragraph-properties fo:text-align="justify" style:justify-single-word="false"/>
      <style:text-properties style:font-name="Cambria Math"/>
    </style:style>
    <style:style style:name="P17" style:family="paragraph" style:parent-style-name="Standard">
      <style:text-properties style:font-name="Cambria Math" officeooo:paragraph-rsid="0005a401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officeooo:paragraph-rsid="000f06f0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fo:font-weight="bold" officeooo:paragraph-rsid="00144330" style:font-weight-asian="bold" style:font-weight-complex="bold"/>
    </style:style>
    <style:style style:name="P21" style:family="paragraph" style:parent-style-name="List_20_Paragraph" style:list-style-name="WWNum2">
      <style:text-properties fo:font-weight="bold" style:font-weight-asian="bold" style:font-weight-complex="bold"/>
    </style:style>
    <style:style style:name="P22" style:family="paragraph" style:parent-style-name="List_20_Paragraph" style:list-style-name="WWNum2">
      <style:text-properties fo:font-weight="bold" officeooo:paragraph-rsid="0005a401" style:font-weight-asian="bold" style:font-weight-complex="bold"/>
    </style:style>
    <style:style style:name="T1" style:family="text">
      <style:text-properties officeooo:rsid="0005a401"/>
    </style:style>
    <style:style style:name="T2" style:family="text">
      <style:text-properties officeooo:rsid="000af3e6"/>
    </style:style>
    <style:style style:name="T3" style:family="text">
      <style:text-properties officeooo:rsid="000bcdf2"/>
    </style:style>
    <style:style style:name="T4" style:family="text">
      <style:text-properties officeooo:rsid="000f06f0"/>
    </style:style>
    <style:style style:name="T5" style:family="text">
      <style:text-properties officeooo:rsid="0010631e"/>
    </style:style>
    <style:style style:name="T6" style:family="text">
      <style:text-properties officeooo:rsid="001064b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c4af" style:font-weight-asian="normal" style:font-weight-complex="normal"/>
    </style:style>
    <style:style style:name="T9" style:family="text">
      <style:text-properties fo:font-weight="normal" officeooo:rsid="00165ac9" style:font-weight-asian="normal" style:font-weight-complex="normal"/>
    </style:style>
    <style:style style:name="T10" style:family="text">
      <style:text-properties officeooo:rsid="001429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2135277489" text:style-name="WWNum2">
        <text:list-item>
          <text:p text:style-name="P21">Disciplinas do último plano curricular do curso id 134 com mais do que 6 ECTS. </text:p>
        </text:list-item>
      </text:list>
      <text:p text:style-name="P16">select nome from disciplina_pc,disciplina where disciplina_id=id and ects &gt; 6 and pc_id=(select id from pc p where data=(select max(data) from pc where p.curso_id=pc.curso_id and pc.curso_id=134));</text:p>
      <text:p text:style-name="P16"/>
      <text:list xml:id="list205631849086133" text:continue-numbering="true" text:style-name="WWNum2">
        <text:list-item>
          <text:p text:style-name="P21">Disciplinas lecionadas na sala S3 que não pertençam a Engenharia Informática.</text:p>
        </text:list-item>
      </text:list>
      <text:p text:style-name="P19">(select <text:span text:style-name="T4">id_disciplina </text:span>from sala,horario,turma where sala_id=sala.id and turma_id=turma.id and sala.numero='S3’) <text:span text:style-name="T2">except </text:span>(select <text:span text:style-name="T4">id_disciplina </text:span>from sala,horario,turma where sala_id=sala.id and turma_id=turma.id and sala.numero='S3' <text:span text:style-name="T3">and id_disciplina=1</text:span>);</text:p>
      <text:p text:style-name="Standard"/>
      <text:list xml:id="list205632442420005" text:continue-numbering="true" text:style-name="WWNum2">
        <text:list-item>
          <text:p text:style-name="P21">Número de disciplinas de cada curso, com indicação do curso, ordenadas por semestre e por nome.</text:p>
        </text:list-item>
      </text:list>
      <text:p text:style-name="P1">select count(*) as numero_disciplina, pc.curso_id from curso,disciplina_pc dpc, pc where dpc.pc_id=pc.id and pc.curso_id = curso.id group by pc.curso_id;</text:p>
      <text:p text:style-name="P1"/>
      <text:list xml:id="list205632394714437" text:continue-numbering="true" text:style-name="WWNum2">
        <text:list-item>
          <text:p text:style-name="P22">Cursos que têm disciplinas com mais do que 8 ECTS.</text:p>
        </text:list-item>
      </text:list>
      <text:p text:style-name="P17">select distinct curso.nome from disciplina_pc, pc, cu<text:span text:style-name="T1">r</text:span>so where disciplina_pc.pc_id=pc.id and pc.curso_id=curso.id and ects&gt;8;</text:p>
      <text:p text:style-name="P15"/>
      <text:p text:style-name="P7">e. <text:tab/>Disciplinas lecionadas na sala S1 mas não na sala S3.</text:p>
      <text:p text:style-name="P7"/>
      <text:p text:style-name="P2">(Select id_disciplina from sala, horario, turma where turma.id=turma_id and sala.id=sala_id and sala.numero=’S1’) except (Select id_disciplina from sala, horario, turma where turma.id=turma_id and sala.id=sala_id and sala.numero=’S3’);</text:p>
      <text:p text:style-name="P5"/>
      <text:p text:style-name="P7">f. Liste o nome das disciplinas e a sala em que são lecionadas, incluindo disciplinas sem sala.</text:p>
      <text:p text:style-name="P12"/>
      <text:p text:style-name="P12">select distinct disciplina.nome, turma.tipo, sala_id from disciplina, turma left join horario on turma.id=horario.turma_id where id_disciplina=disciplina.id;</text:p>
      <text:p text:style-name="P7"/>
      <text:p text:style-name="P8">g. Disciplinas lecionadas em salas com mais do que 20 lugares.</text:p>
      <text:p text:style-name="P8"/>
      <text:p text:style-name="P3">select id_disciplina from turma, horario, sala where turma.id=turma_id and sala_id=sala.id and capacidade&gt;20;</text:p>
      <text:p text:style-name="P6"><text:tab/></text:p>
      <text:p text:style-name="P7">h. Salas nas quais não é lecionada nenhuma disciplina.</text:p>
      <text:p text:style-name="P7"/>
      <text:p text:style-name="P4">(select sala.numero from sala) except (select sala.numero from sala, horario, turma, disciplina where disciplina.id=id_disciplina and turma_id=turma.id and sala_id=sala.id);</text:p>
      <text:p text:style-name="P9"/>
      <text:p text:style-name="P7">i. Disciplinas de Engenharia Informática sem sala atribuída.</text:p>
      <text:p text:style-name="P7"/>
      <text:p text:style-name="P9"><text:span text:style-name="T5">(</text:span>select disciplina_id from disciplina_pc, pc where pc_id=pc.id<text:span text:style-name="T5">) except (</text:span>select disciplina_id from horario, turma,disciplina_pc, pc where turma_id=turma.id and turma.id_disciplina=disciplina_pc.disciplina_id and pc_id=pc.id and curso_id=1<text:span text:style-name="T5">);</text:span></text:p>
      <text:p text:style-name="P7"/>
      <text:p text:style-name="P7"><text:soft-page-break/>j. Disciplinas com mais ECTS do que a média de ECTS das disciplinas do mesmo curso.</text:p>
      <text:p text:style-name="P7"/>
      <text:p text:style-name="P18">select*from disciplina, disciplina_pc dpc where dpc.disciplina_id=disciplina.id and ects&gt;(select avg(ects) from <text:s/>disciplina_pc where pc_id=dpc.pc_id);</text:p>
      <text:p text:style-name="P7"/>
      <text:p text:style-name="P7">k. Número de créditos por ano do curso de Engenharia Informática.</text:p>
      <text:p text:style-name="P7"/>
      <text:p text:style-name="P18">select ano,curso.<text:span text:style-name="T6">nome</text:span>,(sum(ects)) as ects from disciplina_pc dpc, pc, curso where dpc.pc_id=pc.id and pc.curso_id=curso.id group by dpc.ano, curso.id, pc.id;</text:p>
      <text:p text:style-name="P18"><text:bookmark text:name="_GoBack"/></text:p>
      <text:p text:style-name="P7">l. Alunos inscritos a todas as disciplinas do seu ano.</text:p>
      <text:p text:style-name="P4"/>
      <text:p text:style-name="P11"><text:span text:style-name="T7">select aluno_id from inscrito where </text:span><text:span text:style-name="T8">turma_id</text:span><text:span text:style-name="T7"> in (select id from </text:span><text:span text:style-name="T8">turma</text:span><text:span text:style-name="T7">) group by aluno_id having count(*) = (select count(*) from </text:span><text:span text:style-name="T8">turma</text:span><text:span text:style-name="T7">); </text:span></text:p>
      <text:p text:style-name="P13"/>
      <text:p text:style-name="P7">m. Suponha que existe uma tabela NOTAS (aluno_id, disciplina_id, nota). Liste as segundas melhores notas a BD.</text:p>
      <text:p text:style-name="P7"/>
      <text:p text:style-name="P5"><text:span text:style-name="T9">select aluno_id, </text:span><text:span text:style-name="T7">MAX(</text:span><text:span text:style-name="T9">nota</text:span><text:span text:style-name="T7">) AS </text:span><text:span text:style-name="T9">valor from</text:span><text:span text:style-name="T7"> </text:span><text:span text:style-name="T9">notas where valor</text:span><text:span text:style-name="T7"> &lt; (</text:span><text:span text:style-name="T9">select</text:span><text:span text:style-name="T7"> MAX(</text:span><text:span text:style-name="T9">nota</text:span><text:span text:style-name="T7">) </text:span><text:span text:style-name="T9">from</text:span><text:span text:style-name="T7"> </text:span><text:span text:style-name="T9">notas</text:span><text:span text:style-name="T7">) </text:span><text:span text:style-name="T9">and disciplina_id=3</text:span><text:span text:style-name="T7">; </text:span></text:p>
      <text:p text:style-name="P7"/>
      <text:p text:style-name="P7">o. Liste alunos que estão inscritos pelo menos a duas disciplinas</text:p>
      <text:p text:style-name="P7"/>
      <text:p text:style-name="P9">select distinct i1.aluno_id from inscrito i1, inscrito i2 where i1.turma_id != i2.turma_id and i1.aluno_id=i2.aluno_id;</text:p>
      <text:p text:style-name="P7"/>
      <text:p text:style-name="P7">p. Liste as disciplinas a que os alunos 125 e 135 estão inscritos.</text:p>
      <text:p text:style-name="P7"/>
      <text:p text:style-name="P10">select id_disciplina from inscrito, turma where turma_id=turma.id and aluno_id=17 <text:span text:style-name="T10">intersect select id_disciplina from inscrito, turma where turma_id=turma.id and aluno_id=20;</text:span></text:p>
      <text:p text:style-name="P7"/>
      <text:p text:style-name="P7">q. Liste alunos que não estão inscritos a disciplinas com mais de 5 ECTS.</text:p>
      <text:p text:style-name="P7"/>
      <text:p text:style-name="P9">select id from aluno except select distinct aluno_id from inscrito, turma, disciplina_pc where inscrito.turma_id=turma.id and disciplina_pc.disciplina_id=turma.id_disciplina and ects &gt; 5;</text:p>
      <text:p text:style-name="P7"/>
      <text:p text:style-name="P20">r. Liste as disciplinas com o número mínimo de ECTS.</text:p>
      <text:p text:style-name="P14"><text:line-break/>select disciplina_id from disciplina_pc where ects&gt;5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2-20T20:56:31.059000000</dc:date>
    <meta:editing-duration>PT59M53S</meta:editing-duration>
    <meta:editing-cycles>7</meta:editing-cycles>
    <meta:document-statistic meta:table-count="0" meta:image-count="0" meta:object-count="0" meta:page-count="2" meta:paragraph-count="35" meta:word-count="512" meta:character-count="3935" meta:non-whitespace-character-count="3454"/>
  </office:meta>
</office:document-meta>
</file>